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ObjectModelFactoryImpl.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checkSelectorName( String selecto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ObjectModelFactoryImpl.equiJoinCondition( String selector1Name , String property1Name , String selector2Name , String property2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ObjectModelFactoryImpl.nodeLocalName( String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upperCase( DynamicOperand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selector( String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column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ObjectModelFactoryImpl.nodeName( String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fullTextSearchScore( String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bindVariable( String bindVari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ObjectModelFactoryImpl.QueryObjectModelFactoryImpl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comparison( DynamicOperand operand1 , int operator , StaticOperand operand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ObjectModelFactoryImpl.propertyExistenc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join( Source left , Source right , int joinType , JoinCondition joinCond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ObjectModelFactoryImpl.checkPropertyName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ObjectModelFactoryImpl.selector( String nodeTypeName , String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node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same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fullTextSearch( String propertyName , String fullTextSearch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ObjectModelFactoryImpl.childNode( String selectorNam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createQuery( Selector selector , Constraint constraint , Ordering [ ] orderings , Column [ ] 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descendantNode( String selectorNam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lowerCase( DynamicOperand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sameNodeJoinCondition( String selector1Name , String selector2Name , String selector2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createQuery( Source source , Constraint constraint , Ordering [ ] orderings , Column [ ] colum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ueryObjectModelFactoryImpl.checkPath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ObjectModelFactoryImpl.descending( DynamicOperand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ObjectModelFactoryImpl.checkNodeTypeName( String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ObjectModelFactoryImpl.childNodeJoinCondition( String childSelectorName , String parent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FactoryImpl.literal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or( Constraint constraint1 , Constraint constraint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ObjectModelFactoryImpl.checkFullTextSearchExpression( String fullTextSearch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ObjectModelFactoryImpl.length( PropertyValue property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and( Constraint constraint1 , Constraint constraint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ObjectModelFactoryImpl.column( String propertyName , String colum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ObjectModelFactoryImpl.sameNode( String selectorNam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FactoryImpl.fullTextSearch( String selectorName , String propertyName , String fullTextSearch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ObjectModelFactoryImpl.sameNodeJoinCondition( String selector1Name , String selector2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descendantNodeJoinCondition( String descendantSelectorName , String ancestor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FactoryImpl.fullTextSearch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propertyExistence( String selectorName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FactoryImpl.column( String selectorName , String propertyName , String colum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eryObjectModelFactoryImpl.descendant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child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FactoryImpl.not( Constraint constra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ObjectModelFactoryImpl.ascending( DynamicOperand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ObjectModelFactoryImpl.propertyValue( String selectorName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FactoryImpl.propertyValu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